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officeooo:paragraph-rsid="001a6e7c"/>
    </style:style>
    <style:style style:name="P2" style:family="paragraph" style:parent-style-name="Standard">
      <style:paragraph-properties fo:text-align="start" style:justify-single-word="false"/>
      <style:text-properties style:font-name="Calibri" officeooo:paragraph-rsid="001b6130"/>
    </style:style>
    <style:style style:name="T1" style:family="text">
      <style:text-properties officeooo:rsid="001a6e7c"/>
    </style:style>
    <style:style style:name="T2" style:family="text">
      <style:text-properties officeooo:rsid="001b6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OMP-361 Project</text:span></text:p>
      <text:p text:style-name="P1"><text:span text:style-name="T1">Battleships – User Interface Sketch</text:span></text:p>
      <text:p text:style-name="P1"><text:span text:style-name="T1"/></text:p>
      <text:p text:style-name="P1"><text:span text:style-name="T1">Ioannis Fytilis</text:span></text:p>
      <text:p text:style-name="P1"><text:span text:style-name="T1">Gerald Lang</text:span></text:p>
      <text:p text:style-name="P1"><text:span text:style-name="T1">Stephanie Pataracchia</text:span></text:p>
      <text:p text:style-name="P1"><text:span text:style-name="T1">Toby Welch-Richards</text:span></text:p>
      <text:p text:style-name="P1"><text:span text:style-name="T1"/></text:p>
      <text:p text:style-name="P2"><text:span text:style-name="T2">Menu:</text:span></text:p>
      <text:p text:style-name="P2"><text:span text:style-name="T2"/></text:p>
      <text:p text:style-name="P2"><text:span text:style-name="T2"><text:tab/>Upon</text:span></text:p>
      <text:p text:style-name="P2"><text:span text:style-name="T2"/></text:p>
      <text:p text:style-name="P2"><text:span text:style-name="T2">Lobby:</text:span></text:p>
      <text:p text:style-name="P2"><text:span text:style-name="T2"/></text:p>
      <text:p text:style-name="P2"><text:span text:style-name="T2">Map configuration:</text:span></text:p>
      <text:p text:style-name="P2"><text:span text:style-name="T2"/></text:p>
      <text:p text:style-name="P2"><text:span text:style-name="T2">Boat configuration:</text:span></text:p>
      <text:p text:style-name="P2"><text:span text:style-name="T2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-ubuntu </meta:initial-creator>
    <meta:creation-date>2013-10-10T00:19:01</meta:creation-date>
    <dc:date>2013-10-10T01:30:37</dc:date>
    <dc:creator>Io-ubuntu </dc:creator>
    <meta:editing-duration>PT1H8M21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11" meta:word-count="21" meta:character-count="170" meta:non-whitespace-character-count="158"/>
  </office:meta>
</office:document-meta>
</file>